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6.9271in" fo:margin-left="0in" fo:margin-right="-0.0021in" table:align="margins"/>
    </style:style>
    <style:style style:name="Table2.A" style:family="table-column">
      <style:table-column-properties style:column-width="0.8611in" style:rel-column-width="8145*"/>
    </style:style>
    <style:style style:name="Table2.B" style:family="table-column">
      <style:table-column-properties style:column-width="6.066in" style:rel-column-width="57390*"/>
    </style:style>
    <style:style style:name="Table2.A1" style:family="table-cell">
      <style:table-cell-properties fo:padding="0.0382in" fo:border-left="0.0007in solid #000000" fo:border-right="none" fo:border-top="0.0007in solid #000000" fo:border-bottom="0.0007in solid #000000"/>
    </style:style>
    <style:style style:name="Table2.A2" style:family="table-cell" style:data-style-name="N37">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P1" style:family="paragraph" style:parent-style-name="Standard">
      <style:text-properties style:font-name="Times New Roman" fo:font-size="12pt" fo:font-weight="bold" style:font-size-asian="12pt" style:font-weight-asian="bold" style:font-name-complex="Times New Roman1" style:font-size-complex="12pt"/>
    </style:style>
    <style:style style:name="P2" style:family="paragraph" style:parent-style-name="Standard">
      <style:paragraph-properties fo:text-align="center" style:justify-single-word="false"/>
      <style:text-properties style:font-name="Times New Roman" fo:font-size="12pt" fo:font-weight="bold" style:font-size-asian="12pt" style:font-weight-asian="bold" style:font-name-complex="Times New Roman1" style:font-size-complex="12pt"/>
    </style:style>
    <style:style style:name="P3" style:family="paragraph" style:parent-style-name="Standard">
      <style:text-properties style:font-name="Times New Roman" fo:font-size="12pt" fo:font-style="normal" fo:font-weight="bold" style:font-size-asian="12pt" style:font-style-asian="normal" style:font-weight-asian="bold" style:font-name-complex="Times New Roman1" style:font-size-complex="12pt" style:font-style-complex="normal" style:font-weight-complex="bold"/>
    </style:style>
    <style:style style:name="P4" style:family="paragraph" style:parent-style-name="Standard">
      <style:paragraph-properties fo:line-height="100%" fo:text-align="start" style:justify-single-word="false" fo:background-color="#ffffff">
        <style:background-image/>
      </style:paragraph-properties>
      <style:text-properties fo:color="#000000" style:font-name="Times New Roman" fo:font-size="12pt" fo:font-weight="bold" style:font-name-asian="Times New Roman1" style:font-size-asian="12pt" style:font-weight-asian="bold" style:font-name-complex="Times New Roman1" style:font-size-complex="12pt" style:font-weight-complex="bold"/>
    </style:style>
    <style:style style:name="P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6" style:family="paragraph" style:parent-style-name="Table_20_Contents">
      <style:paragraph-properties fo:text-align="start" style:justify-single-word="false"/>
      <style:text-properties fo:font-size="12pt" fo:font-weight="bold" style:font-size-asian="12pt" style:font-weight-asian="bold" style:font-size-complex="12pt"/>
    </style:style>
    <style:style style:name="T1" style:family="text">
      <style:text-properties style:font-weight-complex="bold"/>
    </style:style>
    <style:style style:name="T2" style:family="text">
      <style:text-properties style:font-name="Times New Roman" style:font-name-complex="Times New Roman1"/>
    </style:style>
    <style:style style:name="T3" style:family="text">
      <style:text-properties style:font-name="Times New Roman" style:font-name-complex="Times New Roman1" style:font-weight-complex="bold"/>
    </style:style>
    <number:date-style style:name="N37" number:automatic-order="true">
      <number:month number:style="long"/>
      <number:text>/</number:text>
      <number:day number:style="long"/>
      <number:text>/</number:text>
      <number:year/>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EW CARE ASSOCIATES</text:p>
      <text:p text:style-name="P2"/>
      <text:p text:style-name="P2">Behavioral Log/IIH/Therapist</text:p>
      <text:p text:style-name="P2"/>
      <text:p text:style-name="P1">Name: <text:s/>Samuel Joseph<text:tab/><text:tab/><text:tab/><text:tab/> <text:s text:c="24"/>Date: <text:s/>06/15/18</text:p>
      <text:p text:style-name="P1">Referral Agency: <text:s/>PC <text:s text:c="13"/><text:tab/><text:tab/><text:tab/><text:tab/> <text:s text:c="11"/>Program: <text:s/>In-Home Supports</text:p>
      <text:p text:style-name="P3">Behavioral Services Rendered: <text:s/>ABA SERVICES</text:p>
      <text:p text:style-name="P3"/>
      <table:table table:name="Table2" table:style-name="Table2">
        <table:table-column table:style-name="Table2.A"/>
        <table:table-column table:style-name="Table2.B"/>
        <table:table-row>
          <table:table-cell table:style-name="Table2.A1" office:value-type="string">
            <text:p text:style-name="P5">Date</text:p>
          </table:table-cell>
          <table:table-cell table:style-name="Table2.A1" office:value-type="string">
            <text:p text:style-name="P5">Narrative: <text:s/>Please indicate the nature of the interaction and current status of the individual.</text:p>
          </table:table-cell>
        </table:table-row>
        <table:table-row>
          <table:table-cell table:style-name="Table2.A2" office:value-type="date" office:date-value="2018-06-15">
            <text:p text:style-name="P5">06/15/18</text:p>
          </table:table-cell>
          <table:table-cell table:style-name="Table2.B2" office:value-type="string">
            <text:p text:style-name="P6"><text:span text:style-name="T1">On 06/15/18 Master's</text:span><text:span text:style-name="T3"> level services were provided by Mirielle Toussaint. </text:span><text:span text:style-name="T1">The focus of concentration centered on the following: No significant changes noted for this session. This individual will receive information/assistance on increasing focus level decreasing aggression level, developing effective social and interaction skills and improve fine motor skills. S</text:span><text:span text:style-name="T2">ession began by gathering information on client's recent behavioral patterns. During session, worker and picked client up from school bus and walked him home. Caregiver <text:s/>said that client has been well and energized this past week . <text:s/>She also claimed that the family will be traveling to Haiti from July 12 to July 26. Worker praised client and recommended that caregiver brings over all client's needed necessary supplies (medications, Asthmatic treatment ect.). <text:s/>Furthermore, worker assisted client to eat his lunch and change into relaxing outfit. Moreover,</text:span><text:span text:style-name="T3"> worker assisted client to listen to pop music, watch ABC Kids favorite musics. This program helps children develop alphabetical and numerical skills. It also assisted them to acquire knowledge <text:s/>on pictures and objects recognition.</text:span></text:p>
            <text:p text:style-name="P4"/>
            <text:p text:style-name="P4">During meeting, client appeared calm and happy. Client was focused and receptive to treatment and remained <text:s/>sitting throughout session. <text:s text:c="2"/></text:p>
            <text:p text:style-name="P4"/>
            <text:p text:style-name="P4"/>
            <text:p text:style-name="P4"/>
            <text:p text:style-name="P4"/>
            <text:p text:style-name="P4"/>
            <text:p text:style-name="P4">Staff Name:</text:p>
            <text:p text:style-name="P4"/>
            <text:p text:style-name="P4"/>
            <text:p text:style-name="P4"/>
            <text:p text:style-name="P4"/>
            <text:p text:style-name="P4">Signature:</text:p>
            <text:p text:style-name="P4"/>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6-29T13:19:12.96</meta:creation-date>
    <dc:date>2018-06-29T13:43:55.05</dc:date>
    <meta:editing-duration>PT21M29S</meta:editing-duration>
    <meta:editing-cycles>4</meta:editing-cycles>
    <meta:generator>OpenOffice/4.1.2$Win32 OpenOffice.org_project/412m3$Build-9782</meta:generator>
    <meta:document-statistic meta:table-count="1" meta:image-count="0" meta:object-count="0" meta:page-count="1" meta:paragraph-count="12" meta:word-count="227" meta:character-count="1650"/>
  </office:meta>
</office:document-meta>
</file>